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99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9999" style:text-align-source="fix" style:repeat-content="false" fo:border-left="none" fo:border-right="none" fo:border-top="0.088cm solid #000000"/>
      <style:paragraph-properties fo:text-align="center" fo:margin-left="0cm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99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none" fo:border-right="0.088cm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088cm solid #000000" fo:background-color="#ff9999" style:text-align-source="fix" style:repeat-content="false" fo:border-left="none" fo:border-right="0.088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99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66ccff" style:text-align-source="fix" style:repeat-content="false" fo:border-left="0.088cm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88cm solid #000000" fo:background-color="#66ccff" style:text-align-source="fix" style:repeat-content="false" fo:border-left="0.088cm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66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33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088cm solid #000000" fo:background-color="#66ccff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66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66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0.088cm solid #000000" fo:background-color="#99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4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9999" style:text-align-source="fix" style:repeat-content="false" fo:border-left="0.088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3"/>
          <table:table-cell table:style-name="ce7" office:value-type="float" office:value="0" table:number-columns-spanned="6" table:number-rows-spanned="1">
            <text:p>0</text:p>
          </table:table-cell>
          <table:covered-table-cell table:number-columns-repeated="4" table:style-name="ce14"/>
          <table:covered-table-cell table:style-name="ce21"/>
          <table:table-cell table:style-name="ce7" office:value-type="float" office:value="1" table:number-columns-spanned="6" table:number-rows-spanned="1">
            <text:p>1</text:p>
          </table:table-cell>
          <table:covered-table-cell table:number-columns-repeated="4" table:style-name="ce31"/>
          <table:covered-table-cell table:style-name="ce36"/>
          <table:table-cell table:style-name="ce7" office:value-type="float" office:value="2" table:number-columns-spanned="6" table:number-rows-spanned="1">
            <text:p>2</text:p>
          </table:table-cell>
          <table:covered-table-cell table:number-columns-repeated="4" table:style-name="ce14"/>
          <table:covered-table-cell table:style-name="ce21"/>
          <table:table-cell table:style-name="ce7" office:value-type="float" office:value="3" table:number-columns-spanned="6" table:number-rows-spanned="1">
            <text:p>3</text:p>
          </table:table-cell>
          <table:covered-table-cell table:number-columns-repeated="4" table:style-name="ce14"/>
          <table:covered-table-cell table:style-name="ce21"/>
          <table:table-cell table:style-name="ce7" office:value-type="float" office:value="4" table:number-columns-spanned="6" table:number-rows-spanned="1">
            <text:p>4</text:p>
          </table:table-cell>
          <table:covered-table-cell table:number-columns-repeated="4" table:style-name="ce40"/>
          <table:covered-table-cell table:style-name="ce41"/>
          <table:table-cell table:style-name="ce7" office:value-type="float" office:value="5" table:number-columns-spanned="6" table:number-rows-spanned="1">
            <text:p>5</text:p>
          </table:table-cell>
          <table:covered-table-cell table:number-columns-repeated="4" table:style-name="ce40"/>
          <table:covered-table-cell table:style-name="ce41"/>
          <table:table-cell table:number-columns-repeated="986"/>
        </table:table-row>
        <table:table-row table:style-name="ro1">
          <table:table-cell table:style-name="ce2" office:value-type="float" office:value="0" table:number-columns-spanned="1" table:number-rows-spanned="6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-720.0 </text:p>
          </table:table-cell>
          <table:table-cell table:number-columns-repeated="4" table:style-name="ce15" office:value-type="string">
            <text:p><text:s/>1440.0 </text:p>
          </table:table-cell>
          <table:table-cell table:style-name="ce22" office:value-type="string">
            <text:p><text:s/>1440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288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288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108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108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252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252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216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216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72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72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9" office:value-type="string">
            <text:p>0.0 </text:p>
          </table:table-cell>
          <table:table-cell table:number-columns-repeated="4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29" office:value-type="string">
            <text:p><text:s/>28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88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10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108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25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52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216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16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7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72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9" office:value-type="string">
            <text:p>0.0 </text:p>
          </table:table-cell>
          <table:table-cell table:style-name="ce17" office:value-type="string">
            <text:p><text:s/>0.0 </text:p>
          </table:table-cell>
          <table:table-cell table:number-columns-repeated="3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28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88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10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108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25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52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216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16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7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72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9" office:value-type="string">
            <text:p>0.0 </text:p>
          </table:table-cell>
          <table:table-cell table:number-columns-repeated="2" table:style-name="ce17" office:value-type="string">
            <text:p><text:s/>0.0 </text:p>
          </table:table-cell>
          <table:table-cell table:number-columns-repeated="2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28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88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10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108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25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52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216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16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7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72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9" office:value-type="string">
            <text:p>0.0 </text:p>
          </table:table-cell>
          <table:table-cell table:number-columns-repeated="3" table:style-name="ce17" office:value-type="string">
            <text:p><text:s/>0.0 </text:p>
          </table:table-cell>
          <table:table-cell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288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288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108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108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252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252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216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216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72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72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0" office:value-type="string">
            <text:p>0.0 </text:p>
          </table:table-cell>
          <table:table-cell table:number-columns-repeated="4" table:style-name="ce18" office:value-type="string">
            <text:p><text:s/>0.0 </text:p>
          </table:table-cell>
          <table:table-cell table:style-name="ce24" office:value-type="string">
            <text:p><text:s/>1440.0 </text:p>
          </table:table-cell>
          <table:table-cell table:style-name="ce30" office:value-type="string">
            <text:p><text:s/>288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288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108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108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252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252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216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216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72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72.0 </text:p>
          </table:table-cell>
          <table:table-cell table:style-name="ce39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1" table:number-columns-spanned="1" table:number-rows-spanned="6">
            <text:p>1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8" office:value-type="string">
            <text:p><text:s/>1440.0 </text:p>
          </table:table-cell>
          <table:table-cell table:number-columns-repeated="4" table:style-name="ce15" office:value-type="string">
            <text:p><text:s/>1440.0 </text:p>
          </table:table-cell>
          <table:table-cell table:style-name="ce22" office:value-type="string">
            <text:p><text:s/>1440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234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234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54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54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306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306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342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342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number-columns-repeated="3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29" office:value-type="string">
            <text:p><text:s/>23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34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5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54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306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06.0 </text:p>
          </table:table-cell>
          <table:table-cell table:number-columns-repeated="2" office:value-type="string">
            <text:p><text:s/>0.0 </text:p>
          </table:table-cell>
          <table:table-cell table:style-name="ce42" office:value-type="string">
            <text:p><text:s/>0.0 </text:p>
          </table:table-cell>
          <table:table-cell table:style-name="ce29" office:value-type="string">
            <text:p><text:s/>34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42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number-columns-repeated="2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23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34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54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306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06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34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42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23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34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54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306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06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34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42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234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234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54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306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306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342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342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1440.0 </text:p>
          </table:table-cell>
          <table:table-cell table:style-name="ce30" office:value-type="string">
            <text:p><text:s/>234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234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54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54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306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306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342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342.0 </text:p>
          </table:table-cell>
          <table:table-cell table:style-name="ce39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2" table:number-columns-spanned="1" table:number-rows-spanned="6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8" office:value-type="string">
            <text:p><text:s/>1440.0 </text:p>
          </table:table-cell>
          <table:table-cell table:number-columns-repeated="4" table:style-name="ce15" office:value-type="string">
            <text:p><text:s/>1440.0 </text:p>
          </table:table-cell>
          <table:table-cell table:style-name="ce22" office:value-type="string">
            <text:p><text:s/>1440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108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108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360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360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288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288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number-columns-repeated="3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29" office:value-type="string">
            <text:p><text:s/>10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108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360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60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28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88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number-columns-repeated="2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10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108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360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60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28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88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10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108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360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6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288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88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108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108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360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36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288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288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1440.0 </text:p>
          </table:table-cell>
          <table:table-cell table:style-name="ce30" office:value-type="string">
            <text:p><text:s/>108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108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360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360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288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288.0 </text:p>
          </table:table-cell>
          <table:table-cell table:style-name="ce39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3" table:number-columns-spanned="1" table:number-rows-spanned="6">
            <text:p>3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8" office:value-type="string">
            <text:p><text:s/>1440.0 </text:p>
          </table:table-cell>
          <table:table-cell table:number-columns-repeated="4" table:style-name="ce15" office:value-type="string">
            <text:p><text:s/>1440.0 </text:p>
          </table:table-cell>
          <table:table-cell table:style-name="ce22" office:value-type="string">
            <text:p><text:s/>1440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54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54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342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342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number-columns-repeated="3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29" office:value-type="string">
            <text:p><text:s/>5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54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34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42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number-columns-repeated="2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54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34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42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54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342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342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54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342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342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1440.0 </text:p>
          </table:table-cell>
          <table:table-cell table:style-name="ce30" office:value-type="string">
            <text:p><text:s/>54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54.0 </text:p>
          </table:table-cell>
          <table:table-cell table:style-name="ce39" office:value-type="string">
            <text:p><text:s/>1440.0 </text:p>
          </table:table-cell>
          <table:table-cell table:style-name="ce30" office:value-type="string">
            <text:p><text:s/>342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342.0 </text:p>
          </table:table-cell>
          <table:table-cell table:style-name="ce39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4" table:number-columns-spanned="1" table:number-rows-spanned="6">
            <text:p>4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8" office:value-type="string">
            <text:p><text:s/>1440.0 </text:p>
          </table:table-cell>
          <table:table-cell table:number-columns-repeated="4" table:style-name="ce15" office:value-type="string">
            <text:p><text:s/>1440.0 </text:p>
          </table:table-cell>
          <table:table-cell table:style-name="ce22" office:value-type="string">
            <text:p><text:s/>1440.0 </text:p>
          </table:table-cell>
          <table:table-cell table:style-name="ce28" office:value-type="string">
            <text:p><text:s/>1440.0 </text:p>
          </table:table-cell>
          <table:table-cell table:style-name="ce32" office:value-type="string">
            <text:p><text:s/>270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27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number-columns-repeated="3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29" office:value-type="string">
            <text:p><text:s/>270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70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number-columns-repeated="2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270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70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270.0 </text:p>
          </table:table-cell>
          <table:table-cell table:style-name="ce33" office:value-type="string">
            <text:p><text:s/>1440.0 </text:p>
          </table:table-cell>
          <table:table-cell table:style-name="ce34" office:value-type="string">
            <text:p><text:s/>27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-720.0 </text:p>
          </table:table-cell>
          <table:table-cell table:style-name="ce23" office:value-type="string">
            <text:p><text:s/>144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270.0 </text:p>
          </table:table-cell>
          <table:table-cell table:style-name="ce33" office:value-type="string">
            <text:p><text:s/>1440.0 </text:p>
          </table:table-cell>
          <table:table-cell table:style-name="ce38" office:value-type="string">
            <text:p><text:s/>27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1440.0 </text:p>
          </table:table-cell>
          <table:table-cell table:style-name="ce30" office:value-type="string">
            <text:p><text:s/>270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270.0 </text:p>
          </table:table-cell>
          <table:table-cell table:style-name="ce39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5" table:number-columns-spanned="1" table:number-rows-spanned="6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43" office:value-type="string">
            <text:p><text:s/>1440.0 </text:p>
          </table:table-cell>
          <table:table-cell table:number-columns-repeated="4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number-columns-repeated="3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number-columns-repeated="2"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1440.0 </text:p>
          </table:table-cell>
          <table:table-cell table:style-name="ce23" office:value-type="string">
            <text:p><text:s/>144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-72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7">07-05-2021</text:date>, <text:time>16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12:23:58.60</meta:creation-date>
    <dc:date>2021-05-07T16:27:54.59</dc:date>
    <meta:editing-duration>PT7H26M17S</meta:editing-duration>
    <meta:editing-cycles>9</meta:editing-cycles>
    <meta:generator>OpenOffice/4.1.3$Win32 OpenOffice.org_project/413m1$Build-9783</meta:generator>
    <meta:document-statistic meta:table-count="3" meta:cell-count="1380" meta:object-count="0"/>
  </office:meta>
</office:document-meta>
</file>